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text-underline-style="solid" style:text-underline-width="auto" style:text-underline-color="font-color"/>
    </style:style>
    <style:style style:name="T1"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oraussetzung für die Installation von Jwebportal</text:p>
      <text:p text:style-name="P1"/>
      <text:p text:style-name="P3">Unter Windows:</text:p>
      <text:p text:style-name="P3"><text:span text:style-name="T1"/></text:p>
      <text:p text:style-name="P3"><text:span text:style-name="T1">Einrichten eines Webservers (z.B. Apache), php und MySQL. Dies kann relativ einfach mit dem Installationspaket erstellt werden. Hierfür eignet sich Xampp. (</text:span><text:a xlink:type="simple" xlink:href="http://www.apachefriends.org/de/xampp.html">http://www.apachefriends.org/de/xampp.html</text:a><text:span text:style-name="T1">)</text:span></text:p>
      <text:p text:style-name="P3"><text:span text:style-name="T1"/></text:p>
      <text:p text:style-name="P3">Unter Linux:</text:p>
      <text:p text:style-name="P3"><text:span text:style-name="T1"/></text:p>
      <text:p text:style-name="P3"><text:span text:style-name="T1">Einrichten eines Webservers (z.B. Apache), PHP und MySQL. Von der Installation mit Xampp für Linux würde ich abraten, da viele Pakete und den meisten Linux Distributionen schon vorinstalliert sind. Am einfachsten ist es in die Paketverwaltung zu gehen und nach den Komponenten Apache, PHP und MySQL zu suchen und dann die fehlenden Pakete nachzuinstallier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orst Meyer</meta:initial-creator>
    <meta:creation-date>2013-05-29T23:59:35</meta:creation-date>
    <dc:date>2013-05-30T00:09:09</dc:date>
    <dc:creator>Horst Meyer</dc:creator>
    <meta:editing-duration>P0D</meta:editing-duration>
    <meta:editing-cycles>1</meta:editing-cycles>
    <meta:document-statistic meta:table-count="0" meta:image-count="0" meta:object-count="0" meta:page-count="1" meta:paragraph-count="5" meta:word-count="86" meta:character-count="632" meta:non-whitespace-character-count="551"/>
    <meta:generator>LibreOffice/3.5$Linux_x86 LibreOffice_project/350m1$Build-2</meta:generator>
  </office:meta>
</office:document-meta>
</file>